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 style:list-style-name="L1">
      <style:graphic-properties draw:stroke-dash="Dash_20_2" svg:stroke-width="0.051cm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none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solid" draw:fill-color="#000000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none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solid" draw:fill-color="#000000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none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none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907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none" draw:stroke-dash="Dash_20_2" svg:stroke-width="0.051cm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71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none" draw:stroke-dash="Dash_20_2" svg:stroke-width="0.051cm" draw:marker-start="" draw:marker-start-width="0.276cm" draw:marker-start-center="false" draw:marker-end="" draw:marker-end-width="0.276cm" draw:marker-end-center="false" svg:stroke-opacity="100%" draw:stroke-linejoin="round" draw:fill="none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713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none" draw:stroke-dash="Dash_20_2" svg:stroke-width="0.051cm" svg:stroke-color="#000000" draw:marker-start="" draw:marker-start-width="0.276cm" draw:marker-start-center="false" draw:marker-end="" draw:marker-end-width="0.276cm" draw:marker-end-center="false" svg:stroke-opacity="100%" draw:stroke-linejoin="round" draw:fill="solid" draw:fill-color="#000000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Arial" style:font-family-generic-asian="roman" style:font-pitch-asian="variable" style:font-size-asian="18pt" style:language-asian="zh" style:country-asian="CN" style:font-style-asian="normal" style:font-weight-asian="normal" style:font-family-complex="Arial" style:font-family-generic-complex="roman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Arial" style:font-family-generic-asian="roman" style:font-pitch-asian="variable" style:font-size-asian="18pt" style:language-asian="zh" style:country-asian="CN" style:font-style-asian="normal" style:font-weight-asian="normal" style:font-family-complex="Arial" style:font-family-generic-complex="roman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9.343cm" svg:height="8.164cm" draw:transform="rotate (-1.5707963267949) translate (8.512cm 0.0809999999999902cm)" svg:viewBox="0 0 9344 8165" draw:points="0,8165 9344,8165 9344,7031 8618,7031 8618,4808 8300,4808 8300,0 0,0">
            <text:p/>
          </draw:polygon>
          <draw:custom-shape draw:style-name="gr2" draw:text-style-name="P1" draw:layer="layout" svg:width="0.317cm" svg:height="0.317cm" svg:x="3.467cm" svg:y="3.231cm">
            <text:p text:style-name="P2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17cm" svg:height="0.317cm" svg:x="3.768cm" svg:y="8.432cm">
            <text:p text:style-name="P2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5.533cm" svg:height="1.157cm" svg:x="1.526cm" svg:y="2.394cm">
            <draw:text-box>
              <text:p text:style-name="P2">Albuquerque</text:p>
            </draw:text-box>
          </draw:frame>
          <draw:frame draw:style-name="gr5" draw:text-style-name="P5" draw:layer="layout" svg:width="4.105cm" svg:height="0.963cm" svg:x="3.966cm" svg:y="8.354cm">
            <draw:text-box>
              <text:p text:style-name="P4"><text:span text:style-name="T1">El Paso</text:span></text:p>
            </draw:text-box>
          </draw:frame>
          <draw:frame draw:style-name="gr6" draw:text-style-name="P5" draw:layer="layout" svg:width="2.639cm" svg:height="0.963cm" svg:x="6.507cm" svg:y="6.596cm">
            <draw:text-box>
              <text:p text:style-name="P4"><text:span text:style-name="T1">WIPP</text:span></text:p>
            </draw:text-box>
          </draw:frame>
          <draw:custom-shape draw:style-name="gr7" draw:text-style-name="P1" draw:layer="layout" svg:width="0.499cm" svg:height="0.499cm" svg:x="7.31cm" svg:y="7.482cm">
            <text:p text:style-name="P2"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9.5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9T17:34:05</meta:creation-date>
    <dc:date>2013-03-19T17:44:33</dc:date>
    <meta:editing-duration>PT46S</meta:editing-duration>
    <meta:editing-cycles>2</meta:editing-cycles>
    <meta:generator>LibreOffice/3.6$MacOSX_x86 LibreOffice_project/e29a214-2bbed72-0621de6-a97528c-8f066d</meta:generator>
    <meta:document-statistic meta:object-count="8"/>
  </office:meta>
</office:document-meta>
</file>